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T1" style:family="text">
      <style:text-properties fo:font-size="16pt" fo:language="en" fo:country="US" style:font-size-asian="16pt" style:font-size-complex="16pt"/>
    </style:style>
    <style:style style:name="T2" style:family="text">
      <style:text-properties fo:font-size="12pt" fo:language="en" fo:country="US" style:font-size-asian="12pt" style:font-size-complex="12pt"/>
    </style:style>
    <style:style style:name="T3" style:family="text">
      <style:text-properties style:text-underline-style="solid" style:text-underline-width="auto" style:text-underline-color="font-color"/>
    </style:style>
    <style:style style:name="T4"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W TO DOWNLOAD AND USE ATOM</text:span></text:p>
      <text:p text:style-name="Standard"><text:span text:style-name="T2">Hello my name is Joan and today I will explain how to download and use Atom, which is a source code editor.</text:span></text:p>
      <text:p text:style-name="Standard"><text:span text:style-name="T2">First, open the searcher and search atom. When you are in the Atom page, click in the button “download” and download it. Then, when you have already downloaded it, open the program. Once the program has been opened, you will see a menu on the top with some options. To start using it you have to press the button file and it will open a menu and select the option new file. Another option is to open a project you are doing by opening a folder, where you have the project saved, and in this way you can continue working on your project. Finally you are ready to use Atom. Let's enjoy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AN BANYULS SANCHEZ</meta:initial-creator>
    <dc:creator>Joan Banyuls</dc:creator>
    <meta:editing-cycles>2</meta:editing-cycles>
    <meta:creation-date>2018-04-19T09:39:00</meta:creation-date>
    <dc:date>2018-04-23T19:19:14.54</dc:date>
    <meta:editing-duration>PT32S</meta:editing-duration>
    <meta:generator>OpenOffice/4.1.3$Win32 OpenOffice.org_project/413m1$Build-9783</meta:generator>
    <meta:document-statistic meta:table-count="0" meta:image-count="0" meta:object-count="0" meta:page-count="1" meta:paragraph-count="3" meta:word-count="141" meta:character-count="7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